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2" svg:font-family="'Droid Sans Fallback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text-properties style:font-name="思源黑體 Normal" style:font-name-asian="思源黑體 Normal" style:font-name-complex="標楷體"/>
    </style:style>
    <style:style style:name="P5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2" style:family="paragraph" style:parent-style-name="Preformatted_20_Text">
      <style:paragraph-properties style:snap-to-layout-grid="false"/>
      <style:text-properties fo:color="#696969" style:font-name="Ubuntu Mono" officeooo:rsid="001616a1" officeooo:paragraph-rsid="001616a1" style:font-name-asian="Ubuntu Mono" style:font-name-complex="標楷體"/>
    </style:style>
    <style:style style:name="P13" style:family="paragraph" style:parent-style-name="Preformatted_20_Text">
      <style:paragraph-properties fo:margin-top="0cm" fo:margin-bottom="0.499cm" style:contextual-spacing="false"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14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696969" style:font-name="Ubuntu Mono" style:font-name-asian="Ubuntu Mono"/>
    </style:style>
    <style:style style:name="P15" style:family="paragraph" style:parent-style-name="Preformatted_20_Text">
      <style:paragraph-properties fo:line-height="100%"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16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17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18" style:family="paragraph" style:parent-style-name="Preformatted_20_Text">
      <style:paragraph-properties fo:line-height="100%" fo:background-color="#ffffff" style:snap-to-layout-grid="false">
        <style:background-image/>
      </style:paragraph-properties>
      <style:text-properties style:font-name="Ubuntu Mono" style:font-name-asian="Ubuntu Mono"/>
    </style:style>
    <style:style style:name="P19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20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21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22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23" style:family="paragraph" style:parent-style-name="Standard">
      <style:paragraph-properties fo:background-color="#ffffff" style:snap-to-layout-grid="false">
        <style:background-image/>
      </style:paragraph-properties>
      <style:text-properties fo:color="#000000" style:font-name="思源黑體 Normal" officeooo:rsid="001616a1" officeooo:paragraph-rsid="0018eaaf" style:font-name-asian="思源黑體 Normal" style:font-name-complex="標楷體"/>
    </style:style>
    <style:style style:name="P24" style:family="paragraph" style:parent-style-name="Preformatted_20_Text">
      <style:paragraph-properties fo:line-height="100%" fo:background-color="#ffffff" style:snap-to-layout-grid="false">
        <style:background-image/>
      </style:paragraph-properties>
      <style:text-properties fo:color="#074726" style:font-name="Ubuntu Mono" style:font-name-asian="Ubuntu Mono"/>
    </style:style>
    <style:style style:name="P25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74726" style:font-name="Ubuntu Mono" style:font-name-asian="Ubuntu Mono"/>
    </style:style>
    <style:style style:name="P26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696969" style:font-name="Ubuntu Mono" style:font-name-asian="Ubuntu Mono"/>
    </style:style>
    <style:style style:name="P27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28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29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思源黑體 Normal" fo:font-size="12pt" fo:language="en" fo:country="US" officeooo:rsid="001616a1" style:letter-kerning="true" style:font-name-asian="思源黑體 Normal" style:font-size-asian="12pt" style:language-asian="zh" style:country-asian="TW" style:font-name-complex="標楷體" style:font-size-complex="10pt" style:language-complex="ar" style:country-complex="SA"/>
    </style:style>
    <style:style style:name="P30" style:family="paragraph" style:parent-style-name="Preformatted_20_Text">
      <style:paragraph-properties fo:background-color="#ffffff" style:snap-to-layout-grid="false">
        <style:background-image/>
      </style:paragraph-properties>
      <style:text-properties style:font-name="Ubuntu Mono" style:font-name-asian="Ubuntu Mono"/>
    </style:style>
    <style:style style:name="P31" style:family="paragraph" style:parent-style-name="Preformatted_20_Text">
      <style:paragraph-properties fo:background-color="#ffffff" style:snap-to-layout-grid="false">
        <style:background-image/>
      </style:paragraph-properties>
      <style:text-properties style:font-name="Ubuntu Mono" style:font-name-asian="Ubuntu Mono"/>
    </style:style>
    <style:style style:name="P32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33" style:family="paragraph" style:parent-style-name="Preformatted_20_Text">
      <style:paragraph-properties fo:margin-top="0cm" fo:margin-bottom="0.499cm" style:contextual-spacing="false"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34" style:family="paragraph" style:parent-style-name="Preformatted_20_Text">
      <style:paragraph-properties fo:margin-top="0cm" fo:margin-bottom="0.499cm" style:contextual-spacing="false"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35" style:family="paragraph" style:parent-style-name="Preformatted_20_Text">
      <style:paragraph-properties style:snap-to-layout-grid="false"/>
      <style:text-properties fo:color="#000000" style:font-name="Ubuntu Mono" officeooo:paragraph-rsid="001616a1" style:font-name-asian="Ubuntu Mono"/>
    </style:style>
    <style:style style:name="P36" style:family="paragraph" style:parent-style-name="Preformatted_20_Text">
      <style:paragraph-properties style:snap-to-layout-grid="false"/>
      <style:text-properties fo:color="#000000" style:font-name="Ubuntu Mono" officeooo:rsid="001616a1" officeooo:paragraph-rsid="001616a1" style:font-name-asian="Ubuntu Mono" style:font-name-complex="標楷體"/>
    </style:style>
    <style:style style:name="P37" style:family="paragraph" style:parent-style-name="Preformatted_20_Text">
      <style:paragraph-properties fo:line-height="100%" style:snap-to-layout-grid="false"/>
      <style:text-properties fo:color="#000000" style:font-name="Ubuntu Mono" officeooo:paragraph-rsid="001616a1" style:font-name-asian="Ubuntu Mono"/>
    </style:style>
    <style:style style:name="P38" style:family="paragraph" style:parent-style-name="Preformatted_20_Text">
      <style:paragraph-properties fo:line-height="100%" style:snap-to-layout-grid="false"/>
      <style:text-properties fo:color="#696969" style:font-name="Ubuntu Mono" officeooo:paragraph-rsid="001616a1" style:font-name-asian="Ubuntu Mono"/>
    </style:style>
    <style:style style:name="P39" style:family="paragraph" style:parent-style-name="Preformatted_20_Text">
      <style:paragraph-properties style:snap-to-layout-grid="false"/>
      <style:text-properties fo:color="#696969" style:font-name="Ubuntu Mono" officeooo:paragraph-rsid="001616a1" style:font-name-asian="Ubuntu Mono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666616"/>
    </style:style>
    <style:style style:name="T6" style:family="text">
      <style:text-properties fo:color="#800080"/>
    </style:style>
    <style:style style:name="T7" style:family="text">
      <style:text-properties fo:color="#400000"/>
    </style:style>
    <style:style style:name="T8" style:family="text">
      <style:text-properties fo:color="#808030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0f69ff"/>
    </style:style>
    <style:style style:name="T12" style:family="text">
      <style:text-properties fo:color="#008c00"/>
    </style:style>
    <style:style style:name="T13" style:family="text">
      <style:text-properties fo:color="#074726"/>
    </style:style>
    <style:style style:name="T14" style:family="text">
      <style:text-properties fo:color="#008000"/>
    </style:style>
    <style:style style:name="T15" style:family="text">
      <style:text-properties fo:color="#696969"/>
    </style:style>
    <style:style style:name="T16" style:family="text">
      <style:text-properties style:font-name-asian="思源黑體 Normal"/>
    </style:style>
    <style:style style:name="T17" style:family="text">
      <style:text-properties officeooo:rsid="0018eaaf"/>
    </style:style>
    <style:style style:name="T18" style:family="text">
      <style:text-properties style:font-name-asian="思源黑體 Normal"/>
    </style:style>
    <style:style style:name="T19" style:family="text">
      <style:text-properties style:font-name-asian="Droid Sans Fallback1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2cm" draw:visible-area-height="1.00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5"/>
      <text:p text:style-name="P3">作　　業 <text:s text:c="3"/>____</text:p>
      <text:p text:style-name="P7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7">姓名</text:p>
          </table:table-cell>
          <table:table-cell table:style-name="表格2.B1" table:number-columns-spanned="2" office:value-type="string">
            <text:p text:style-name="P10">潘廣霖</text:p>
            <text:p text:style-name="P4"/>
          </table:table-cell>
          <table:covered-table-cell/>
        </table:table-row>
        <table:table-row table:style-name="表格2.1">
          <table:table-cell table:style-name="表格2.A1" office:value-type="string">
            <text:p text:style-name="P7">學號</text:p>
          </table:table-cell>
          <table:table-cell table:style-name="表格2.B1" table:number-columns-spanned="2" office:value-type="string">
            <text:p text:style-name="P10">B03203004</text:p>
            <text:p text:style-name="P4"/>
          </table:table-cell>
          <table:covered-table-cell/>
        </table:table-row>
        <table:table-row table:style-name="表格2.1">
          <table:table-cell table:style-name="表格2.A1" office:value-type="string">
            <text:p text:style-name="P7">原始程式</text:p>
            <text:p text:style-name="P7">檔名</text:p>
          </table:table-cell>
          <table:table-cell table:style-name="表格2.B1" table:number-columns-spanned="2" office:value-type="string">
            <text:p text:style-name="P10">HW01*B03203004.cpp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1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7">分數比重</text:p>
          </table:table-cell>
          <table:table-cell table:style-name="表格2.A1" office:value-type="string">
            <text:p text:style-name="P7">項 <text:s text:c="17"/>目</text:p>
          </table:table-cell>
          <table:table-cell table:style-name="表格2.B1" office:value-type="string">
            <text:p text:style-name="P7">得 <text:s text:c="3"/>分</text:p>
          </table:table-cell>
        </table:table-row>
        <table:table-row table:style-name="表格2.6">
          <table:table-cell table:style-name="表格2.A6" office:value-type="string">
            <text:p text:style-name="P8"/>
            <text:p text:style-name="P7">40%</text:p>
            <text:p text:style-name="P7"/>
          </table:table-cell>
          <table:table-cell table:style-name="表格2.A6" office:value-type="string">
            <text:p text:style-name="P6"/>
            <text:p text:style-name="P5">程式是否能正確執行?</text:p>
          </table:table-cell>
          <table:table-cell table:style-name="表格2.C6" office:value-type="string">
            <text:p text:style-name="P8"/>
            <text:p text:style-name="P7"/>
          </table:table-cell>
        </table:table-row>
        <table:table-row table:style-name="表格2.7">
          <table:table-cell table:style-name="表格2.A1" table:number-rows-spanned="5" office:value-type="string">
            <text:p text:style-name="P8"/>
            <text:p text:style-name="P7"/>
            <text:p text:style-name="P7">40%</text:p>
            <text:p text:style-name="P7"/>
            <text:p text:style-name="P7"/>
          </table:table-cell>
          <table:table-cell table:style-name="表格2.A1" office:value-type="string">
            <text:p text:style-name="P5">程式之使用者介面與輸出結果?</text:p>
          </table:table-cell>
          <table:table-cell table:style-name="表格2.B1" table:number-rows-spanned="5" office:value-type="string">
            <text:p text:style-name="P8"/>
            <text:p text:style-name="P7"/>
          </table:table-cell>
        </table:table-row>
        <table:table-row table:style-name="表格2.8">
          <table:covered-table-cell/>
          <table:table-cell table:style-name="表格2.A1" office:value-type="string">
            <text:p text:style-name="P5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5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5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5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8"/>
            <text:p text:style-name="P7">20%</text:p>
            <text:p text:style-name="P7"/>
          </table:table-cell>
          <table:table-cell table:style-name="表格2.A1" office:value-type="string">
            <text:p text:style-name="P6"/>
            <text:p text:style-name="P5">程式之綜合評分</text:p>
          </table:table-cell>
          <table:table-cell table:style-name="表格2.B1" office:value-type="string">
            <text:p text:style-name="P8"/>
            <text:p text:style-name="P7"/>
          </table:table-cell>
        </table:table-row>
        <table:table-row table:style-name="表格2.13">
          <table:table-cell table:style-name="表格2.A1" table:number-columns-spanned="2" office:value-type="string">
            <text:p text:style-name="P22">總 <text:s text:c="4"/>分</text:p>
          </table:table-cell>
          <table:covered-table-cell/>
          <table:table-cell table:style-name="表格2.B1" office:value-type="string">
            <text:p text:style-name="P8"/>
          </table:table-cell>
        </table:table-row>
        <table:table-row table:style-name="表格2.14">
          <table:table-cell table:style-name="表格2.B1" table:number-columns-spanned="3" office:value-type="string">
            <text:p text:style-name="P5">評語：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P9"><text:soft-page-break/>A.</text:p>
      <text:p text:style-name="P12">//================================================================</text:p>
      <text:p text:style-name="P14">// <text:s/>PROGRAMMER <text:s/>: <text:span text:style-name="T16">潘廣霖</text:span></text:p>
      <text:p text:style-name="P14">// <text:s/>DATE <text:s text:c="7"/>: 2015-09-30</text:p>
      <text:p text:style-name="P14">// <text:s/>FILENAME <text:s text:c="3"/>: HW01AB03203004.CPP</text:p>
      <text:p text:style-name="P14">// <text:s/>DESCRIPTION : This is a program to produce a picture</text:p>
      <text:p text:style-name="P14">//================================================================</text:p>
      <text:p text:style-name="P16"><text:s/></text:p>
      <text:p text:style-name="P16"><text:span text:style-name="T1">#include </text:span><text:span text:style-name="T2">"</text:span><text:span text:style-name="T4">stdafx.h</text:span><text:span text:style-name="T2">"</text:span></text:p>
      <text:p text:style-name="P16"><text:span text:style-name="T1">#include</text:span><text:span text:style-name="T2">&lt;</text:span><text:span text:style-name="T4">iostream</text:span><text:span text:style-name="T2">&gt;</text:span></text:p>
      <text:p text:style-name="P16"><text:s/></text:p>
      <text:p text:style-name="P16"><text:span text:style-name="T3">using</text:span> <text:span text:style-name="T3">namespace</text:span> <text:span text:style-name="T5">std</text:span><text:span text:style-name="T6">;</text:span></text:p>
      <text:p text:style-name="P16"><text:s/></text:p>
      <text:p text:style-name="P16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</text:p>
      <text:p text:style-name="P17">{</text:p>
      <text:p text:style-name="P16"><text:s text:c="8"/><text:span text:style-name="T9">cout</text:span> <text:span text:style-name="T8">&lt;&lt;</text:span> <text:span text:style-name="T2">"</text:span><text:span text:style-name="T10"> <text:s/>|</text:span><text:span text:style-name="T11">\\</text:span><text:span text:style-name="T10">_/| <text:s text:c="3"/></text:span><text:span text:style-name="T11">\n</text:span><text:span text:style-name="T2">"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 / @ @ </text:span><text:span text:style-name="T11">\\</text:span><text:span text:style-name="T10"> <text:s text:c="2"/></text:span><text:span text:style-name="T11">\n</text:span><text:span text:style-name="T2">"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( &gt; o &lt; ) <text:s/></text:span><text:span text:style-name="T11">\n</text:span><text:span text:style-name="T2">"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 `&gt;&gt;x&lt;&lt;</text:span><text:span text:style-name="T11">\�</text:span><text:span text:style-name="T10">� <text:s text:c="2"/></text:span><text:span text:style-name="T11">\n</text:span><text:span text:style-name="T2">"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 / <text:s/>O <text:s/></text:span><text:span text:style-name="T11">\\</text:span><text:span text:style-name="T10"> <text:s text:c="2"/></text:span><text:span text:style-name="T11">\n</text:span><text:span text:style-name="T2">"</text:span><text:span text:style-name="T6">;</text:span></text:p>
      <text:p text:style-name="P16"><text:s text:c="8"/><text:span text:style-name="T9">cin</text:span><text:span text:style-name="T8">.</text:span>get<text:span text:style-name="T8">()</text:span><text:span text:style-name="T6">;</text:span></text:p>
      <text:p text:style-name="P16"><text:s text:c="8"/><text:span text:style-name="T3">return</text:span> <text:span text:style-name="T12">0</text:span><text:span text:style-name="T6">;</text:span></text:p>
      <text:p text:style-name="P13">}</text:p>
      <text:p text:style-name="P9"/>
      <text:p text:style-name="P9">B. </text:p>
      <text:p text:style-name="P38">//================================================================</text:p>
      <text:p text:style-name="P14">// <text:s/>PROGRAMMER <text:s/>: <text:span text:style-name="T16">潘廣霖</text:span> </text:p>
      <text:p text:style-name="P14">// <text:s/>DATE <text:s text:c="7"/>: 2015-09-30</text:p>
      <text:p text:style-name="P14">// <text:s/>FILENAME <text:s text:c="3"/>: HW01BB03203004.CPP </text:p>
      <text:p text:style-name="P14">// <text:s/>DESCRIPTION : This is a program to compute the average of three integers </text:p>
      <text:p text:style-name="P14">//================================================================</text:p>
      <text:p text:style-name="P30"/>
      <text:p text:style-name="P16"><text:span text:style-name="T1">#include </text:span><text:span text:style-name="T2">"</text:span><text:span text:style-name="T4">stdafx.h</text:span><text:span text:style-name="T2">"</text:span></text:p>
      <text:p text:style-name="P16"><text:span text:style-name="T1">#include</text:span><text:span text:style-name="T2">&lt;</text:span><text:span text:style-name="T4">iostream</text:span><text:span text:style-name="T2">&gt;</text:span></text:p>
      <text:p text:style-name="P16"><text:span text:style-name="T3">using</text:span> <text:span text:style-name="T3">namespace</text:span> <text:span text:style-name="T5">std</text:span><text:span text:style-name="T6">;</text:span></text:p>
      <text:p text:style-name="P30"/>
      <text:p text:style-name="P16"><text:span text:style-name="T3">int</text:span> <text:span text:style-name="T7">main</text:span><text:span text:style-name="T8">()</text:span> <text:span text:style-name="T6">{</text:span></text:p>
      <text:p text:style-name="P16"><text:s text:c="8"/><text:span text:style-name="T3">double</text:span> grade1<text:span text:style-name="T6">;</text:span></text:p>
      <text:p text:style-name="P16"><text:s text:c="8"/><text:span text:style-name="T3">double</text:span> grade2<text:span text:style-name="T6">;</text:span></text:p>
      <text:p text:style-name="P16"><text:s text:c="8"/><text:span text:style-name="T3">double</text:span> grade3<text:span text:style-name="T6">;</text:span></text:p>
      <text:p text:style-name="P16"><text:s text:c="8"/><text:span text:style-name="T3">double</text:span> total<text:span text:style-name="T6">;</text:span></text:p>
      <text:p text:style-name="P16"><text:s text:c="8"/><text:span text:style-name="T3">double</text:span> average<text:span text:style-name="T6">;</text:span></text:p>
      <text:p text:style-name="P30"/>
      <text:p text:style-name="P16"><text:s text:c="8"/>grade1 <text:span text:style-name="T8">=</text:span> <text:span text:style-name="T14">85.5</text:span><text:span text:style-name="T6">;</text:span></text:p>
      <text:p text:style-name="P16"><text:s text:c="8"/>grade2 <text:span text:style-name="T8">=</text:span> <text:span text:style-name="T14">90.0</text:span><text:span text:style-name="T6">;</text:span></text:p>
      <text:p text:style-name="P16"><text:s text:c="8"/>grade3 <text:span text:style-name="T8">=</text:span> <text:span text:style-name="T14">94.0</text:span><text:span text:style-name="T6">;</text:span></text:p>
      <text:p text:style-name="P16"><text:s text:c="8"/>total <text:span text:style-name="T8">=</text:span> grade1 <text:span text:style-name="T8">+</text:span> grade2 <text:span text:style-name="T8">+</text:span> grade3<text:span text:style-name="T6">;</text:span></text:p>
      <text:p text:style-name="P16"><text:s text:c="8"/>average <text:span text:style-name="T8">=</text:span> total <text:span text:style-name="T8">/</text:span> <text:span text:style-name="T14">3.0</text:span><text:span text:style-name="T6">;</text:span></text:p>
      <text:p text:style-name="P30"/>
      <text:p text:style-name="P16"><text:s text:c="8"/><text:span text:style-name="T9">cout</text:span> <text:span text:style-name="T8">&lt;&lt;</text:span> <text:span text:style-name="T2">"</text:span><text:span text:style-name="T10">(Given that grade3 = </text:span><text:span text:style-name="T2">"</text:span> <text:span text:style-name="T8">&lt;&lt;</text:span> grade3 <text:span text:style-name="T8">&lt;&lt;</text:span> <text:span text:style-name="T2">"</text:span><text:span text:style-name="T10">,) the average grade is </text:span><text:span text:style-name="T2">"</text:span> <text:span text:style-name="T8">&lt;&lt;</text:span> average <text:span text:style-name="T8">&lt;&lt;</text:span> <text:span text:style-name="T9">endl</text:span><text:span text:style-name="T6">;</text:span></text:p>
      <text:p text:style-name="P30"/>
      <text:p text:style-name="P16"><text:s text:c="8"/><text:span text:style-name="T9">cin</text:span><text:span text:style-name="T8">.</text:span>get<text:span text:style-name="T8">()</text:span><text:span text:style-name="T6">;</text:span></text:p>
      <text:p text:style-name="P16"><text:s text:c="8"/><text:span text:style-name="T3">return</text:span> <text:span text:style-name="T12">0</text:span><text:span text:style-name="T6">;</text:span></text:p>
      <text:p text:style-name="P13">}</text:p>
      <text:p text:style-name="P37"><text:span text:style-name="T13"/></text:p>
      <text:p text:style-name="P9"/>
      <text:p text:style-name="P9"/>
      <text:p text:style-name="P9"/>
      <text:p text:style-name="P9"><text:soft-page-break/></text:p>
      <text:p text:style-name="P9">C.</text:p>
      <text:p text:style-name="P39">//================================================================</text:p>
      <text:p text:style-name="P14">// <text:s/>PROGRAMMER <text:s/>: <text:span text:style-name="T16">潘廣霖</text:span></text:p>
      <text:p text:style-name="P14">// <text:s/>DATE <text:s text:c="7"/>: 2015-09-30</text:p>
      <text:p text:style-name="P14">// <text:s/>FILENAME <text:s text:c="3"/>: HW01CB03203004.CPP </text:p>
      <text:p text:style-name="P14">// <text:s/>DESCRIPTION : This is a program simulating p2.11 in textbook </text:p>
      <text:p text:style-name="P14">//================================================================</text:p>
      <text:p text:style-name="P30"/>
      <text:p text:style-name="P16"><text:span text:style-name="T1">#include </text:span><text:span text:style-name="T2">"</text:span><text:span text:style-name="T4">stdafx.h</text:span><text:span text:style-name="T2">"</text:span></text:p>
      <text:p text:style-name="P16"><text:span text:style-name="T1">#include</text:span><text:span text:style-name="T2">&lt;</text:span><text:span text:style-name="T4">iostream</text:span><text:span text:style-name="T2">&gt;</text:span></text:p>
      <text:p text:style-name="P16"><text:span text:style-name="T3">using</text:span> <text:span text:style-name="T3">namespace</text:span> <text:span text:style-name="T5">std</text:span><text:span text:style-name="T6">;</text:span></text:p>
      <text:p text:style-name="P30"/>
      <text:p text:style-name="P16"><text:span text:style-name="T3">int</text:span> <text:span text:style-name="T7">main</text:span><text:span text:style-name="T8">()</text:span> <text:span text:style-name="T6">{</text:span></text:p>
      <text:p text:style-name="P16"><text:s text:c="8"/><text:span text:style-name="T3">double</text:span> speed<text:span text:style-name="T8">,</text:span> fe<text:span text:style-name="T8">,</text:span> fr<text:span text:style-name="T6">;</text:span></text:p>
      <text:p text:style-name="P16"><text:s text:c="8"/>fe <text:span text:style-name="T8">=</text:span> <text:span text:style-name="T14">2e10</text:span><text:span text:style-name="T6">;</text:span></text:p>
      <text:p text:style-name="P16"><text:s text:c="8"/>fr <text:span text:style-name="T8">=</text:span> <text:span text:style-name="T14">2.00000035e10</text:span><text:span text:style-name="T6">;</text:span></text:p>
      <text:p text:style-name="P30"/>
      <text:p text:style-name="P16"><text:s text:c="8"/>speed <text:span text:style-name="T8">=</text:span> <text:span text:style-name="T14">6.685e8</text:span> <text:span text:style-name="T8">*</text:span> <text:span text:style-name="T8">(</text:span>fr <text:span text:style-name="T8">-</text:span> fe<text:span text:style-name="T8">)</text:span> <text:span text:style-name="T8">/</text:span> <text:span text:style-name="T8">(</text:span>fr <text:span text:style-name="T8">+</text:span> fe<text:span text:style-name="T8">)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The speed is </text:span><text:span text:style-name="T2">"</text:span> <text:span text:style-name="T8">&lt;&lt;</text:span> speed <text:span text:style-name="T8">&lt;&lt;</text:span> <text:span text:style-name="T2">"</text:span><text:span text:style-name="T10"> miles/hour </text:span><text:span text:style-name="T2">"</text:span> <text:span text:style-name="T8">&lt;&lt;</text:span> <text:span text:style-name="T9">endl</text:span><text:span text:style-name="T6">;</text:span></text:p>
      <text:p text:style-name="P16"><text:s text:c="8"/><text:span text:style-name="T9">cin</text:span><text:span text:style-name="T8">.</text:span>get<text:span text:style-name="T8">()</text:span><text:span text:style-name="T6">;</text:span></text:p>
      <text:p text:style-name="P16"><text:s text:c="8"/><text:span text:style-name="T3">return</text:span> <text:span text:style-name="T12">0</text:span><text:span text:style-name="T6">;</text:span></text:p>
      <text:p text:style-name="P17">}</text:p>
      <text:p text:style-name="P29"/>
      <text:p text:style-name="P29"/>
      <text:p text:style-name="P23"><text:span text:style-name="T17">D</text:span>.</text:p>
      <text:p text:style-name="P14">//================================================================</text:p>
      <text:p text:style-name="P14">// <text:s/>PROGRAMMER <text:s/>: <text:span text:style-name="T16">潘廣霖</text:span> </text:p>
      <text:p text:style-name="P14">// <text:s/>DATE <text:s text:c="7"/>: 2015-09-30</text:p>
      <text:p text:style-name="P14">// <text:s/>FILENAME <text:s text:c="3"/>: HW01DB03203004.CPP</text:p>
      <text:p text:style-name="P14">// <text:s/>DESCRIPTION : This is a program to calculate the result of a mathematical formula</text:p>
      <text:p text:style-name="P14">//================================================================</text:p>
      <text:p text:style-name="P30"/>
      <text:p text:style-name="P16"><text:span text:style-name="T1">#include </text:span><text:span text:style-name="T2">"</text:span><text:span text:style-name="T4">stdafx.h</text:span><text:span text:style-name="T2">"</text:span></text:p>
      <text:p text:style-name="P16"><text:span text:style-name="T1">#include</text:span><text:span text:style-name="T2">&lt;</text:span><text:span text:style-name="T4">iostream</text:span><text:span text:style-name="T2">&gt;</text:span></text:p>
      <text:p text:style-name="P30"/>
      <text:p text:style-name="P16"><text:span text:style-name="T3">using</text:span> <text:span text:style-name="T3">namespace</text:span> <text:span text:style-name="T5">std</text:span><text:span text:style-name="T6">;</text:span></text:p>
      <text:p text:style-name="P30"/>
      <text:p text:style-name="P16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</text:p>
      <text:p text:style-name="P17">{</text:p>
      <text:p text:style-name="P16"><text:s text:c="8"/><text:span text:style-name="T3">double</text:span> F <text:span text:style-name="T8">=</text:span> <text:span text:style-name="T14">4.0</text:span><text:span text:style-name="T6">;</text:span></text:p>
      <text:p text:style-name="P16"><text:s text:c="8"/><text:span text:style-name="T3">double</text:span> k <text:span text:style-name="T8">=</text:span> <text:span text:style-name="T14">1e3</text:span><text:span text:style-name="T6">;</text:span></text:p>
      <text:p text:style-name="P16"><text:s text:c="8"/><text:span text:style-name="T3">double</text:span> l <text:span text:style-name="T8">=</text:span> <text:span text:style-name="T14">3000.0</text:span><text:span text:style-name="T6">;</text:span></text:p>
      <text:p text:style-name="P16"><text:s text:c="8"/><text:span text:style-name="T3">double</text:span> w <text:span text:style-name="T8">=</text:span> <text:span text:style-name="T12">40</text:span><text:span text:style-name="T6">;</text:span></text:p>
      <text:p text:style-name="P16"><text:s text:c="8"/><text:span text:style-name="T3">double</text:span> d <text:span text:style-name="T8">=</text:span> <text:span text:style-name="T12">2</text:span><text:span text:style-name="T6">;</text:span></text:p>
      <text:p text:style-name="P30"/>
      <text:p text:style-name="P16"><text:s text:c="8"/><text:span text:style-name="T3">double</text:span> ep_Al <text:span text:style-name="T8">=</text:span> <text:span text:style-name="T12">68950</text:span><text:span text:style-name="T6">;</text:span></text:p>
      <text:p text:style-name="P16"><text:s text:c="8"/><text:span text:style-name="T3">double</text:span> ep_Cu <text:span text:style-name="T8">=</text:span> <text:span text:style-name="T14">11e4</text:span><text:span text:style-name="T6">;</text:span></text:p>
      <text:p text:style-name="P30"/>
      <text:p text:style-name="P16"><text:s text:c="8"/><text:span text:style-name="T3">double</text:span> I_Al <text:span text:style-name="T8">=</text:span> F <text:span text:style-name="T8">*</text:span> k <text:span text:style-name="T8">*</text:span> l <text:span text:style-name="T8">/</text:span> <text:span text:style-name="T8">(</text:span>w <text:span text:style-name="T8">*</text:span> d <text:span text:style-name="T8">*</text:span> ep_Al<text:span text:style-name="T8">)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The increase in length of a slab of aluminum is: </text:span><text:span text:style-name="T2">"</text:span> <text:span text:style-name="T8">&lt;&lt;</text:span> I_Al <text:span text:style-name="T8">&lt;&lt;</text:span> <text:span text:style-name="T9">endl</text:span><text:span text:style-name="T6">;</text:span></text:p>
      <text:p text:style-name="P30"/>
      <text:p text:style-name="P16"><text:s text:c="8"/><text:span text:style-name="T3">double</text:span> I_Cu <text:span text:style-name="T8">=</text:span> F <text:span text:style-name="T8">*</text:span> k <text:span text:style-name="T8">*</text:span> l <text:span text:style-name="T8">/</text:span> <text:span text:style-name="T8">(</text:span>w <text:span text:style-name="T8">*</text:span> d <text:span text:style-name="T8">*</text:span> ep_Cu<text:span text:style-name="T8">)</text:span><text:span text:style-name="T6">;</text:span></text:p>
      <text:p text:style-name="P16"><text:s text:c="8"/><text:span text:style-name="T9">cout</text:span> <text:span text:style-name="T8">&lt;&lt;</text:span> <text:span text:style-name="T2">"</text:span><text:span text:style-name="T10">The increase in length of a slab of copper <text:s text:c="2"/>is: </text:span><text:span text:style-name="T2">"</text:span> <text:span text:style-name="T8">&lt;&lt;</text:span> I_Cu <text:span text:style-name="T8">&lt;&lt;</text:span> <text:span text:style-name="T9">endl</text:span><text:span text:style-name="T6">;</text:span></text:p>
      <text:p text:style-name="P30"/>
      <text:p text:style-name="P16"><text:s text:c="8"/><text:span text:style-name="T9">cin</text:span><text:span text:style-name="T8">.</text:span>get<text:span text:style-name="T8">()</text:span><text:span text:style-name="T6">;</text:span></text:p>
      <text:p text:style-name="P16"><text:s text:c="8"/><text:span text:style-name="T3">return</text:span> <text:span text:style-name="T12">0</text:span><text:span text:style-name="T6">;</text:span></text:p>
      <text:p text:style-name="P13">}</text:p>
      <text:p text:style-name="P3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2" svg:font-family="'Droid Sans Fallback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2cm" draw:visible-area-height="1.009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2"><draw:text-box><text:p text:style-name="MP2"><draw:frame draw:style-name="Mfr2" draw:name="物件1" text:anchor-type="as-char" svg:width="1.099cm" svg:height="0.889cm" draw:z-index="5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0-01T03:07:37.247464565</dc:date>
    <meta:editing-cycles>4</meta:editing-cycles>
    <meta:editing-duration>P2171DT9H36M4S</meta:editing-duration>
    <meta:generator>LibreOffice/4.2.8.2$Linux_X86_64 LibreOffice_project/420m0$Build-2</meta:generator>
    <meta:document-statistic meta:table-count="2" meta:image-count="0" meta:object-count="1" meta:page-count="3" meta:paragraph-count="122" meta:word-count="527" meta:character-count="3089" meta:non-whitespace-character-count="2350"/>
  </office:meta>
</office:document-meta>
</file>